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1e200f" officeooo:paragraph-rsid="001e200f"/>
    </style:style>
    <style:style style:name="P2" style:family="paragraph" style:parent-style-name="Heading">
      <style:text-properties officeooo:rsid="001f393d" officeooo:paragraph-rsid="001f393d"/>
    </style:style>
    <style:style style:name="P3" style:family="paragraph" style:parent-style-name="Text_20_body">
      <style:text-properties officeooo:rsid="001e200f" officeooo:paragraph-rsid="001e200f"/>
    </style:style>
    <style:style style:name="P4" style:family="paragraph" style:parent-style-name="Text_20_body">
      <style:text-properties officeooo:rsid="001f393d" officeooo:paragraph-rsid="001f393d"/>
    </style:style>
    <style:style style:name="P5" style:family="paragraph" style:parent-style-name="Text_20_body">
      <style:paragraph-properties>
        <style:tab-stops>
          <style:tab-stop style:position="5.5in"/>
        </style:tab-stops>
      </style:paragraph-properties>
      <style:text-properties officeooo:rsid="001f393d" officeooo:paragraph-rsid="001f393d"/>
    </style:style>
    <style:style style:name="P6" style:family="paragraph" style:parent-style-name="Text_20_body">
      <style:paragraph-properties>
        <style:tab-stops>
          <style:tab-stop style:position="5.5in"/>
        </style:tab-stops>
      </style:paragraph-properties>
      <style:text-properties officeooo:rsid="001f581d" officeooo:paragraph-rsid="001f581d"/>
    </style:style>
    <style:style style:name="P7" style:family="paragraph" style:parent-style-name="Text_20_body">
      <style:paragraph-properties>
        <style:tab-stops>
          <style:tab-stop style:position="5.5in"/>
        </style:tab-stops>
      </style:paragraph-properties>
      <style:text-properties officeooo:rsid="001fee10" officeooo:paragraph-rsid="001fee10"/>
    </style:style>
    <style:style style:name="P8" style:family="paragraph" style:parent-style-name="Title">
      <style:text-properties officeooo:rsid="001e200f" officeooo:paragraph-rsid="001e200f"/>
    </style:style>
    <style:style style:name="P9" style:family="paragraph" style:parent-style-name="Text_20_body" style:list-style-name="L1">
      <style:text-properties officeooo:rsid="001e200f" officeooo:paragraph-rsid="001e200f"/>
    </style:style>
    <style:style style:name="P10" style:family="paragraph" style:parent-style-name="Text_20_body" style:list-style-name="L2">
      <style:text-properties officeooo:rsid="001e200f" officeooo:paragraph-rsid="001e200f"/>
    </style:style>
    <style:style style:name="P11" style:family="paragraph" style:parent-style-name="Text_20_body" style:list-style-name="L3">
      <style:text-properties officeooo:rsid="001e200f" officeooo:paragraph-rsid="001e200f"/>
    </style:style>
    <style:style style:name="P12" style:family="paragraph" style:parent-style-name="Text_20_body" style:list-style-name="L4">
      <style:paragraph-properties>
        <style:tab-stops>
          <style:tab-stop style:position="5.5in"/>
        </style:tab-stops>
      </style:paragraph-properties>
      <style:text-properties officeooo:rsid="001f393d" officeooo:paragraph-rsid="001f393d"/>
    </style:style>
    <style:style style:name="P13" style:family="paragraph" style:parent-style-name="Text_20_body" style:list-style-name="L6">
      <style:paragraph-properties>
        <style:tab-stops>
          <style:tab-stop style:position="5.5in"/>
        </style:tab-stops>
      </style:paragraph-properties>
      <style:text-properties officeooo:rsid="001f393d" officeooo:paragraph-rsid="001f393d"/>
    </style:style>
    <style:style style:name="P14" style:family="paragraph" style:parent-style-name="Text_20_body" style:list-style-name="L5">
      <style:paragraph-properties>
        <style:tab-stops>
          <style:tab-stop style:position="5.5in"/>
        </style:tab-stops>
      </style:paragraph-properties>
      <style:text-properties officeooo:rsid="001f581d" officeooo:paragraph-rsid="001f581d"/>
    </style:style>
    <style:style style:name="T1" style:family="text">
      <style:text-properties officeooo:rsid="001f393d"/>
    </style:style>
    <style:style style:name="T2" style:family="text">
      <style:text-properties officeooo:rsid="001f61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ppelkopf</text:p>
      <text:p text:style-name="P1">Spielfindung</text:p>
      <text:p text:style-name="P3">Vorbehalte werden in folgender Reihenfolge behandelt</text:p>
      <text:list xml:id="list7769339345561993349" text:style-name="L1">
        <text:list-item>
          <text:p text:style-name="P9">Pflichtsoli (vom Geber im Uhrzeigersinn)</text:p>
        </text:list-item>
        <text:list-item>
          <text:p text:style-name="P9">Lustsoli (vom Geber im Uhrzeigersinn)</text:p>
        </text:list-item>
        <text:list-item>
          <text:p text:style-name="P9">Schmeißen falls</text:p>
          <text:list>
            <text:list-item>
              <text:p text:style-name="P9">5 Neunen</text:p>
            </text:list-item>
            <text:list-item>
              <text:p text:style-name="P9">4 Neunen verschiedener Farbe</text:p>
            </text:list-item>
            <text:list-item>
              <text:p text:style-name="P9">Nur Trümpfe niedriger als der Karo-B<text:span text:style-name="T2">ube</text:span></text:p>
            </text:list-item>
          </text:list>
        </text:list-item>
        <text:list-item>
          <text:p text:style-name="P9">Armut (Mitnehmer von der Armut im Uhrzeigersinn, <text:span text:style-name="T1">Armut ist Re-Partei</text:span>)</text:p>
        </text:list-item>
        <text:list-item>
          <text:p text:style-name="P9">Hochzeit (Mitspieler erster Stich; Solo bei 3 ersten Stichen der Hochzeit; <text:span text:style-name="T1">Hochzeit ist Re-Partei</text:span>)</text:p>
        </text:list-item>
      </text:list>
      <text:p text:style-name="P1">Soli</text:p>
      <text:p text:style-name="P3">Folgende Soli sind als Pflicht oder Lustsoli möglich</text:p>
      <text:list xml:id="list5636708083561381903" text:style-name="L2">
        <text:list-item>
          <text:p text:style-name="P10">Farbsolo (gewünschte Farbe ersetzt Karo als Trumpf)</text:p>
        </text:list-item>
        <text:list-item>
          <text:p text:style-name="P10">Damen, Buben oder Königsolo (nur die jeweiligen Bilder sind Trumpf)</text:p>
        </text:list-item>
        <text:list-item>
          <text:p text:style-name="P10">Fleischloser / Fehlsolo (kein Trumpf)</text:p>
        </text:list-item>
      </text:list>
      <text:p text:style-name="P1">Ansagen</text:p>
      <text:p text:style-name="P3">Folgende Ansagen sind möglich</text:p>
      <text:list xml:id="list5642462746667575886" text:style-name="L3">
        <text:list-item>
          <text:p text:style-name="P11">Kontra bzw. Re mit 11 Karten auf der Hand</text:p>
        </text:list-item>
        <text:list-item>
          <text:p text:style-name="P11">keine 90 mit 10 Karten</text:p>
        </text:list-item>
        <text:list-item>
          <text:p text:style-name="P11">keine 60 mit 9 Karten</text:p>
        </text:list-item>
        <text:list-item>
          <text:p text:style-name="P11">keine 30 mit 8 Karten</text:p>
        </text:list-item>
        <text:list-item>
          <text:p text:style-name="P11">schwarz mit 7 Karten</text:p>
        </text:list-item>
      </text:list>
      <text:p text:style-name="P3">Ansagen sind nur möglich, wenn alle niedrigen Ansagen bereits getätigt worden sind. Bei Hochzeiten</text:p>
      <text:p text:style-name="P3">wird eventuell ein Kontra zu einem Re, wenn der betreffende Spieler mit der Hochzeit spielt.</text:p>
      <text:p text:style-name="P2"><text:soft-page-break/>Wertung</text:p>
      <text:p text:style-name="P4">Der Spielwert wird um folgende Punktzahlen erhöht</text:p>
      <text:list xml:id="list2363432816200239172" text:style-name="L4">
        <text:list-item>
          <text:p text:style-name="P12">gewonnen (Bei 120 gewinnt die Kontrapartei bei nicht angesagtem Kontra)<text:tab/>1 Punkt</text:p>
        </text:list-item>
        <text:list-item>
          <text:p text:style-name="P12">keine 90, keine 60, keine 30 und schwarz<text:tab/>je 1 Punkt</text:p>
        </text:list-item>
        <text:list-item>
          <text:p text:style-name="P12">Kontra bzw. Re<text:tab/>2 Punkte</text:p>
        </text:list-item>
      </text:list>
      <text:p text:style-name="P5">Die Gewinnerpartei bekommt den Spielwert gutgeschrieben, die Verlierer abgezogen. Unabhängig davon werden folgende Sonderpunkte (und negative Punkte an die Gegenpartei) vergeben:</text:p>
      <text:list xml:id="list5289531175651361327" text:style-name="L5">
        <text:list-item>
          <text:p text:style-name="P14">gewonnen gegen die Re-Partei</text:p>
        </text:list-item>
      </text:list>
      <text:list xml:id="list1753896656361942936" text:style-name="L6">
        <text:list-item>
          <text:p text:style-name="P13">gefangener Fuchs</text:p>
        </text:list-item>
        <text:list-item>
          <text:p text:style-name="P13">letzter Stich mit Karlchen Müller gemacht</text:p>
        </text:list-item>
        <text:list-item>
          <text:p text:style-name="P13">gefangener Karlchen Müller im letzten Stich</text:p>
        </text:list-item>
        <text:list-item>
          <text:p text:style-name="P13">Doppelkopf</text:p>
        </text:list-item>
      </text:list>
      <text:p text:style-name="P6">Bei Soli werden keine Sonderpunkte vergeben und die Punkte des Solospielers werden verdreifacht</text:p>
      <text:p text:style-name="P7">Falsches Bedienen wird mit 6 Minuspunkte (plus 3 je Ansage der Gegnermannschaft) bestraft. Zusätzlich muss ein Kuchen gebacken und den Mitspielern zur Verfügung gestellt werden m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7:25:52.656564846</meta:creation-date>
    <dc:date>2016-06-10T15:48:49.971243691</dc:date>
    <meta:editing-duration>PT17M28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2" meta:paragraph-count="38" meta:word-count="288" meta:character-count="1796" meta:non-whitespace-character-count="1570"/>
  </office:meta>
</office:document-meta>
</file>